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198" officeooo:paragraph-rsid="001d2198"/>
    </style:style>
    <style:style style:name="P2" style:family="paragraph" style:parent-style-name="Standard">
      <style:text-properties officeooo:rsid="001e1abb" officeooo:paragraph-rsid="001e1abb"/>
    </style:style>
    <style:style style:name="P3" style:family="paragraph" style:parent-style-name="Standard">
      <style:text-properties officeooo:rsid="001e1abb" officeooo:paragraph-rsid="001e1abb"/>
    </style:style>
    <style:style style:name="P4" style:family="paragraph" style:parent-style-name="Standard">
      <style:text-properties officeooo:rsid="001d2198" officeooo:paragraph-rsid="001d21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stall theano</text:p>
      <text:p text:style-name="P1"/>
      <text:p text:style-name="P1">sudo apt-get install python-numpy python-scipy python-dev python-pip python-nose g++ libopenblas-dev git</text:p>
      <text:p text:style-name="P1">sudo pip install Theano</text:p>
      <text:p text:style-name="P1">----------------------</text:p>
      <text:p text:style-name="P1">Note that:</text:p>
      <text:p text:style-name="P1">==========</text:p>
      <text:p text:style-name="P1">it need a file in the home file </text:p>
      <text:p text:style-name="P1">.theanorc</text:p>
      <text:p text:style-name="P1">and in this file it include that below:</text:p>
      <text:p text:style-name="P1">[global]</text:p>
      <text:p text:style-name="P1">floatX = float32</text:p>
      <text:p text:style-name="P1">device = cpu</text:p>
      <text:p text:style-name="P1"/>
      <text:p text:style-name="P1">[nvcc]</text:p>
      <text:p text:style-name="P1">fastmath = True</text:p>
      <text:p text:style-name="P1"/>
      <text:p text:style-name="P1">2.install jdk</text:p>
      <text:p text:style-name="P1"/>
      <text:p text:style-name="P1">sudo apt-get install default-jre</text:p>
      <text:p text:style-name="P1">sudo apt-get install default-jdk</text:p>
      <text:p text:style-name="P1"/>
      <text:p text:style-name="P1">3.install pycharm</text:p>
      <text:p text:style-name="P1"/>
      <text:p text:style-name="P1">user:</text:p>
      <text:p text:style-name="P1">dalellogn</text:p>
      <text:p text:style-name="P1">key:</text:p>
      <text:p text:style-name="P1">4428-D11937T</text:p>
      <text:p text:style-name="P1">0000027Ah7ucaE!puVR5dj0ZZXNkM"</text:p>
      <text:p text:style-name="P1">BWnhrmPEkTtGSV!dic5m1fi8Plova2</text:p>
      <text:p text:style-name="P1">8OInrTkNfoZBPQ2ayLH1GR!RNna9Qc</text:p>
      <text:p text:style-name="P1"/>
      <text:p text:style-name="P1">4.install matlab</text:p>
      <text:p text:style-name="P1"/>
      <text:p text:style-name="P1">sudo mount -o loop /home/zhangxulong/Downloads/R/R.iso /mnt</text:p>
      <text:p text:style-name="P1">cd /mnt</text:p>
      <text:p text:style-name="P1">sudo ./install</text:p>
      <text:p text:style-name="P1">=====install the program using <text:s/>this file installation key</text:p>
      <text:p text:style-name="P1">50099-21292-14201-03250-24790-41816-23907-62461-58657-24048-55364-08874-18566-22288</text:p>
      <text:p text:style-name="P1">24301-62136-21555-63628-23951-18882-23524-13990-17158-47212-41804-63025-63883-42443</text:p>
      <text:p text:style-name="P1">=====use the local option, without internet.. When asked import the license file</text:p>
      <text:p text:style-name="P1">matlab_std.dat</text:p>
      <text:p text:style-name="P1">=====replace /usr/local/MATLAB/R2013b/bin/glnxa64/libmwservices.so</text:p>
      <text:p text:style-name="P1"/>
      <text:p text:style-name="P1">5.install easy_install</text:p>
      <text:p text:style-name="P1"/>
      <text:p text:style-name="P1">sudo apt-get install python-setuptools</text:p>
      <text:p text:style-name="P1"/>
      <text:p text:style-name="P1">6.remote desktop</text:p>
      <text:p text:style-name="P1"/>
      <text:p text:style-name="P1">sudo apt-get install xfce4</text:p>
      <text:p text:style-name="P1"><text:soft-page-break/>sudo apt-get install xrdp vnc4server</text:p>
      <text:p text:style-name="P1">echo "xfce4-session" &gt;~/.xsession</text:p>
      <text:p text:style-name="P1">sudo service xrdp restart</text:p>
      <text:p text:style-name="P1"/>
      <text:p text:style-name="P1">sudo apt-get install xubuntu-desktop</text:p>
      <text:p text:style-name="P1"/>
      <text:p text:style-name="P2">7 .cmake</text:p>
      <text:p text:style-name="P2">sudo apt-get install cmak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3:08:42.192736062</meta:creation-date>
    <dc:date>2015-10-31T11:38:55.287702252</dc:date>
    <meta:editing-duration>PT55M53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2" meta:paragraph-count="45" meta:word-count="139" meta:character-count="1282" meta:non-whitespace-character-count="1186"/>
  </office:meta>
</office:document-meta>
</file>